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start="Pilspisser_20_1" draw:marker-end="Pilspisser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marker-start="Pilspisser_20_1" draw:marker-end="Pilspisser_20_1" draw:fill="none" draw:fill-color="#ffffff" fo:min-height="0.85cm"/>
    </style:style>
    <style:style style:name="gr4" style:family="graphic" style:parent-style-name="standard">
      <style:graphic-properties draw:stroke="dash" draw:stroke-dash="Fine_20_Dashed" draw:opacity="0%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start="Pilspisser_20_1" draw:marker-end="Pilspisser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start="Pilspisser_20_1" draw:marker-end="Pilspisser_20_1" draw:fill="none" draw:fill-color="#ffffff" fo:min-height="0.65cm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style:paragraph-properties fo:text-align="center"/>
      <style:text-properties fo:font-family="'Times New Roman'" style:font-style-name="Kursiv" style:font-family-generic="roman" style:font-pitch="variable" fo:font-size="28pt" style:font-size-asian="28pt" style:font-size-complex="28pt"/>
    </style:style>
    <style:style style:name="P3" style:family="paragraph">
      <style:text-properties fo:font-family="'Times New Roman'" style:font-style-name="Kursiv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fo:font-family="'Times New Roman'" style:font-style-name="Kursiv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family="'Times New Roman'" style:font-style-name="Kursiv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family="'Times New Roman'" style:font-style-name="Kursiv" style:font-family-generic="roman" style:font-pitch="variable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8cm" svg:height="7cm" svg:x="6.4cm" svg:y="5.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4cm" svg:y1="10.8cm" svg:x2="10cm" svg:y2="8.9cm">
          <text:p/>
        </draw:line>
        <draw:frame draw:style-name="gr3" draw:text-style-name="P3" draw:layer="layout" svg:width="1.3cm" svg:height="1.348cm" svg:x="11.1cm" svg:y="7.6cm">
          <draw:text-box>
            <text:p text:style-name="P3"><text:span text:style-name="T1">R</text:span></text:p>
          </draw:text-box>
        </draw:frame>
        <draw:custom-shape draw:style-name="gr4" draw:text-style-name="P1" draw:layer="layout" svg:width="5.2cm" svg:height="5cm" svg:x="7.3cm" svg:y="6.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0cm" svg:y1="8.9cm" svg:x2="13.22cm" svg:y2="8.9cm">
          <text:p/>
        </draw:line>
        <draw:frame draw:style-name="gr6" draw:text-style-name="P5" draw:layer="layout" svg:width="1.6cm" svg:height="1.5cm" svg:x="10.9cm" svg:y="8.9cm">
          <draw:text-box>
            <text:p text:style-name="P5"><text:span text:style-name="T2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Pilspisser_20_1" draw:display-name="Pilspisser 1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</meta:initial-creator>
    <meta:creation-date>2016-10-24T23:27:50.49</meta:creation-date>
    <dc:date>2016-10-24T23:48:49.13</dc:date>
    <dc:creator>Daniel </dc:creator>
    <meta:editing-duration>PT21M1S</meta:editing-duration>
    <meta:editing-cycles>2</meta:editing-cycles>
    <meta:generator>OpenOffice/4.1.3$Win32 OpenOffice.org_project/413m1$Build-9783</meta:generator>
    <meta:document-statistic meta:object-count="6"/>
  </office:meta>
</office:document-meta>
</file>